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ae9f" officeooo:paragraph-rsid="000aae9f"/>
    </style:style>
    <style:style style:name="P2" style:family="paragraph" style:parent-style-name="Standard">
      <style:text-properties officeooo:rsid="000c8224" officeooo:paragraph-rsid="000c8224"/>
    </style:style>
    <style:style style:name="P3" style:family="paragraph" style:parent-style-name="Standard" style:list-style-name="L1">
      <style:text-properties officeooo:rsid="000aae9f" officeooo:paragraph-rsid="000aae9f"/>
    </style:style>
    <style:style style:name="P4" style:family="paragraph" style:parent-style-name="Standard" style:list-style-name="L1">
      <style:text-properties fo:font-weight="normal" officeooo:rsid="000aae9f" officeooo:paragraph-rsid="000aae9f" style:font-weight-asian="normal" style:font-weight-complex="normal"/>
    </style:style>
    <style:style style:name="P5" style:family="paragraph" style:parent-style-name="Standard">
      <style:text-properties fo:font-weight="normal" officeooo:rsid="000c8224" officeooo:paragraph-rsid="000c8224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c8224" officeooo:paragraph-rsid="000c8224" style:font-weight-asian="normal" style:font-weight-complex="normal"/>
    </style:style>
    <style:style style:name="P7" style:family="paragraph" style:parent-style-name="Standard" style:list-style-name="L1">
      <style:text-properties officeooo:rsid="000c8224" officeooo:paragraph-rsid="000c82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1/7</text:p>
      <text:p text:style-name="P1">Native American Song and Story </text:p>
      <text:p text:style-name="P1">(Plains Indian Music, Arapaho as main example)</text:p>
      <text:p text:style-name="P1"/>
      <text:p text:style-name="P1"/>
      <text:p text:style-name="P2">Songs</text:p>
      <text:list text:style-name="L1">
        <text:list-item>
          <text:p text:style-name="P3">Almost always sung with a drum</text:p>
        </text:list-item>
        <text:list-item>
          <text:p text:style-name="P3">Oral transmission virtually never written (rarely lyrics, even rarer musical notes)</text:p>
        </text:list-item>
        <text:list-item>
          <text:p text:style-name="P3">Almost all songs have <text:span text:style-name="T1">vocables</text:span><text:span text:style-name="T2">: syllables without literal meaning)</text:span></text:p>
          <text:list>
            <text:list-item>
              <text:p text:style-name="P4">only some songs have words, often just vocables</text:p>
            </text:list-item>
          </text:list>
        </text:list-item>
        <text:list-item>
          <text:p text:style-name="P4">The songs have genres that have to do with the social application of the songs: powwow, funerals, ceremonies, etc</text:p>
        </text:list-item>
        <text:list-item>
          <text:p text:style-name="P4">Instruments like hand and floor drum</text:p>
          <text:list>
            <text:list-item>
              <text:p text:style-name="P4">Often only men around floor drum, women stand behind drum group</text:p>
            </text:list-item>
          </text:list>
        </text:list-item>
      </text:list>
      <text:p text:style-name="P1"><text:span text:style-name="T2"/></text:p>
      <text:p text:style-name="P5">Narratives</text:p>
      <text:list text:continue-numbering="true" text:style-name="L1">
        <text:list-item>
          <text:p text:style-name="P6">Also entirely oral</text:p>
        </text:list-item>
        <text:list-item>
          <text:p text:style-name="P6">Two kinds of stories: </text:p>
          <text:list>
            <text:list-item>
              <text:p text:style-name="P6">everyday, comical, anecdotal or historical stories that are told every time</text:p>
            </text:list-item>
            <text:list-item>
              <text:p text:style-name="P6">sacred or traditional stories, myths, creation stories: only told in the winter</text:p>
            </text:list-item>
          </text:list>
        </text:list-item>
        <text:list-item>
          <text:p text:style-name="P6">Stories often told at night, until children fell asleep. </text:p>
          <text:list>
            <text:list-item>
              <text:p text:style-name="P6">Especially told by grandparents</text:p>
            </text:list-item>
          </text:list>
        </text:list-item>
        <text:list-item>
          <text:p text:style-name="P6">Similar to epic poetry like Homer or Virgil</text:p>
        </text:list-item>
        <text:list-item>
          <text:p text:style-name="P6">Stories are long, complex, comparable to poetry, and polished over many years</text:p>
        </text:list-item>
        <text:list-item>
          <text:p text:style-name="P6">Told by men or women, with exceptions, and normally everybody knows the stories</text:p>
        </text:list-item>
        <text:list-item>
          <text:p text:style-name="P7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0:51:23.858228259</meta:creation-date>
    <meta:editing-duration>PT27S</meta:editing-duration>
    <meta:editing-cycles>2</meta:editing-cycles>
    <meta:generator>LibreOffice/24.2.7.2$Linux_X86_64 LibreOffice_project/420$Build-2</meta:generator>
    <dc:date>2025-11-10T10:51:43.191486737</dc:date>
    <meta:document-statistic meta:table-count="0" meta:image-count="0" meta:object-count="0" meta:page-count="1" meta:paragraph-count="22" meta:word-count="179" meta:character-count="1037" meta:non-whitespace-character-count="893"/>
  </office:meta>
</office:document-meta>
</file>